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0269842732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02698431464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0269843142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02698437835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0269843789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7956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02698438022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026984380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158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02698438220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026984382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353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026984384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497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02698438571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02698438644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02698438718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026984388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920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02698438993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026984390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140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02698439214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026984392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361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026984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0269843157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02698440692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02698440784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02698440843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02698440902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02698440956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4"><text:line-break/></text:p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soft-page-break/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soft-page-break/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026984561200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307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529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667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02698463241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026984637760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4006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3T21:36:41.749214865</dc:date>
    <meta:editing-duration>P1DT17H53M14S</meta:editing-duration>
    <meta:editing-cycles>250</meta:editing-cycles>
    <meta:document-statistic meta:table-count="3" meta:image-count="1" meta:object-count="0" meta:page-count="3" meta:paragraph-count="124" meta:word-count="910" meta:character-count="4645" meta:non-whitespace-character-count="4291"/>
  </office:meta>
</office:document-meta>
</file>